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InvocationHandler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InvocationHandler.BSFInvocationHandler( Invocabl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